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VARGAS CHUQUIYAURIE CELIA LUZMIL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HUANU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9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VARGAS CHUQUIYAURIE CELIA LUZMIL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4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POLLO BB FR NEGRO:</text:p>
          </table:table-cell>
          <table:table-cell table:style-name="Tabla1.B9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0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9T17:45:56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